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4" style:family="paragraph" style:parent-style-name="Heading_20_1" style:master-page-name="First_20_Page">
      <style:paragraph-properties style:page-number="auto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941507232" text:id="ct1941507232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348986496" text:id="ct348986496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401177408" text:id="ct4011774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00009088" text:id="ct400009088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2056821376" text:id="ct2056821376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1941360448" text:id="ct19413604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20509856" text:id="ct3205098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-2107109952" text:id="ct-21071099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12556336" text:id="ct3125563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754576" text:id="ct3487545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-2107414288" text:id="ct-2107414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01092000" text:id="ct4010920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9086512" text:id="ct349086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716992" text:id="ct348716992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1940918272" text:id="ct19409182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1941424592" text:id="ct19414245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01198656" text:id="ct4011986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-2107329584" text:id="ct-21073295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61654160" text:id="ct461654160">
          <text:insertion>
            <office:change-info>
              <dc:creator>Bob Jacobsen</dc:creator>
              <dc:date>2012-05-27T01:13:00</dc:date>
            </office:change-info>
          </text:insertion>
        </text:changed-region>
        <text:changed-region xml:id="ct-2107340992" text:id="ct-210734099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01427040" text:id="ct4014270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824400" text:id="ct3488244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00858720" text:id="ct4008587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47520112" text:id="ct447520112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-2034145056" text:id="ct-20341450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-2034163136" text:id="ct-2034163136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-2034153008" text:id="ct-2034153008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-2034142592" text:id="ct-2034142592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-2034144720" text:id="ct-2034144720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322310624" text:id="ct322310624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49760800" text:id="ct449760800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346098192" text:id="ct346098192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821078816" text:id="ct821078816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-2034922400" text:id="ct-2034922400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821055920" text:id="ct82105592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72850144" text:id="ct472850144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1852750288" text:id="ct1852750288">
          <text:insertion>
            <office:change-info>
              <dc:creator>Bob Jacobsen</dc:creator>
              <dc:date>2012-05-28T00:45:00</dc:date>
            </office:change-info>
          </text:insertion>
        </text:changed-region>
        <text:changed-region xml:id="ct821783840" text:id="ct8217838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6054464" text:id="ct3460544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6751472" text:id="ct3467514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-2035022720" text:id="ct-2035022720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34088729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941507232"/><text:change-start text:change-id="ct348986496"/>Introduction<text:change-end text:change-id="ct348986496"/><text:change-start text:change-id="ct401177408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432877875" text:style-name="L2">
        <text:list-item>
          <text:p text:style-name="P18">OpenLCB Message Network Standard</text:p>
        </text:list-item>
        <text:list-item>
          <text:p text:style-name="P18">OpenLCB-CAN Message Network Standard</text:p>
        </text:list-item>
        <text:list-item>
          <text:p text:style-name="P18">OpenLCB-TCP Message Network Standard</text:p>
        </text:list-item>
      </text:list>
      <text:p text:style-name="Standard">For more information on format and presentation, see: </text:p>
      <text:list xml:id="list330313288" text:style-name="L3">
        <text:list-item>
          <text:p text:style-name="P19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Dest ID</text:p>
          </table:table-cell>
          <table:table-cell table:style-name="Table3.A1" office:value-type="string">
            <text:p text:style-name="P13">Event ID</text:p>
          </table:table-cell>
          <table:table-cell table:style-name="Table3.A1" office:value-type="string">
            <text:p text:style-name="P13">Simple Node </text:p>
          </table:table-cell>
          <table:table-cell table:style-name="Table3.A1" office:value-type="string">
            <text:p text:style-name="P13">Common</text:p>
            <text:p text:style-name="P13">MTI</text:p>
          </table:table-cell>
          <table:table-cell table:style-name="Table3.A1" office:value-type="string">
            <text:p text:style-name="P13">CAN format</text:p>
          </table:table-cell>
          <table:table-cell table:style-name="Table3.G1" office:value-type="string">
            <text:p text:style-name="P13">Data Content</text:p>
          </table:table-cell>
        </table:table-row>
        <table:table-row>
          <table:table-cell table:style-name="Table3.A2" office:value-type="string">
            <text:p text:style-name="P12">Protocol Support Inquiry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32E0</text:p>
          </table:table-cell>
          <table:table-cell table:style-name="Table3.A2" office:value-type="string">
            <text:p text:style-name="P12">0x1Edd,dsss 2E</text:p>
          </table:table-cell>
          <table:table-cell table:style-name="Table3.G2" office:value-type="string">
            <text:p text:style-name="P12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Dest ID</text:p>
          </table:table-cell>
          <table:table-cell table:style-name="Table4.A1" office:value-type="string">
            <text:p text:style-name="P13">Event ID</text:p>
          </table:table-cell>
          <table:table-cell table:style-name="Table4.A1" office:value-type="string">
            <text:p text:style-name="P13">Simple Node </text:p>
          </table:table-cell>
          <table:table-cell table:style-name="Table4.A1" office:value-type="string">
            <text:p text:style-name="P13">Common</text:p>
            <text:p text:style-name="P13">MTI</text:p>
          </table:table-cell>
          <table:table-cell table:style-name="Table4.A1" office:value-type="string">
            <text:p text:style-name="P13">CAN format</text:p>
          </table:table-cell>
          <table:table-cell table:style-name="Table4.G1" office:value-type="string">
            <text:p text:style-name="P13">Data Content</text:p>
          </table:table-cell>
        </table:table-row>
        <table:table-row>
          <table:table-cell table:style-name="Table4.A2" office:value-type="string">
            <text:p text:style-name="P12">Protocol Support Reply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32F0</text:p>
          </table:table-cell>
          <table:table-cell table:style-name="Table4.A2" office:value-type="string">
            <text:p text:style-name="P12">0x1Edd,dsss 2F</text:p>
          </table:table-cell>
          <table:table-cell table:style-name="Table4.G2" office:value-type="string">
            <text:p text:style-name="P11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401177408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4"><text:change-start text:change-id="ct400009088"/><text:s text:c="4"/><text:change-end text:change-id="ct400009088"/><text:change-start text:change-id="ct2056821376"/>vv vv vv vv vv vv<text:change-end text:change-id="ct2056821376"/></text:p>
          </table:table-cell>
          <table:table-cell table:style-name="Table2.B1" office:value-type="string">
            <text:p text:style-name="P14"><text:change-start text:change-id="ct1941360448"/>Protocol<text:change-end text:change-id="ct1941360448"/></text:p>
          </table:table-cell>
        </table:table-row>
        <table:table-row>
          <table:table-cell table:style-name="Table2.A2" office:value-type="string">
            <text:p text:style-name="P11"><text:change-start text:change-id="ct320509856"/>0x80 00 00 00 00 00<text:change-end text:change-id="ct320509856"/></text:p>
          </table:table-cell>
          <table:table-cell table:style-name="Table2.B2" office:value-type="string">
            <text:p text:style-name="P12"><text:change-start text:change-id="ct-2107109952"/>Protocol Identification Protocol<text:change-end text:change-id="ct-2107109952"/></text:p>
          </table:table-cell>
        </table:table-row>
        <table:table-row>
          <table:table-cell table:style-name="Table2.A2" office:value-type="string">
            <text:p text:style-name="P11"><text:change-start text:change-id="ct312556336"/>0x40 00 00 00 00 00<text:change-end text:change-id="ct312556336"/></text:p>
          </table:table-cell>
          <table:table-cell table:style-name="Table2.B2" office:value-type="string">
            <text:p text:style-name="P12"><text:change-start text:change-id="ct348754576"/>Datagram Protocol<text:change-end text:change-id="ct348754576"/></text:p>
          </table:table-cell>
        </table:table-row>
        <table:table-row>
          <table:table-cell table:style-name="Table2.A2" office:value-type="string">
            <text:p text:style-name="P11"><text:change-start text:change-id="ct-2107414288"/>0x20 00 00 00 00 00<text:change-end text:change-id="ct-2107414288"/></text:p>
          </table:table-cell>
          <table:table-cell table:style-name="Table2.B2" office:value-type="string">
            <text:p text:style-name="P12"><text:change-start text:change-id="ct401092000"/>Stream Protocol<text:change-end text:change-id="ct401092000"/></text:p>
          </table:table-cell>
        </table:table-row>
        <table:table-row>
          <table:table-cell table:style-name="Table2.A2" office:value-type="string">
            <text:p text:style-name="P11"><text:change-start text:change-id="ct349086512"/>0x10 00 00 00 00 00<text:change-end text:change-id="ct349086512"/></text:p>
          </table:table-cell>
          <table:table-cell table:style-name="Table2.B2" office:value-type="string">
            <text:p text:style-name="P12"><text:change-start text:change-id="ct348716992"/>Memory <text:change-end text:change-id="ct348716992"/><text:change-start text:change-id="ct1940918272"/>Configuration Protocol<text:change-end text:change-id="ct1940918272"/></text:p>
          </table:table-cell>
        </table:table-row>
        <table:table-row>
          <table:table-cell table:style-name="Table2.A2" office:value-type="string">
            <text:p text:style-name="P11"><text:change-start text:change-id="ct1941424592"/>0x08 00 00 00 00 00<text:change-end text:change-id="ct1941424592"/></text:p>
          </table:table-cell>
          <table:table-cell table:style-name="Table2.B2" office:value-type="string">
            <text:p text:style-name="P12"><text:change-start text:change-id="ct401198656"/>Reservation Protocol<text:change-end text:change-id="ct401198656"/></text:p>
          </table:table-cell>
        </table:table-row>
        <table:table-row>
          <table:table-cell table:style-name="Table2.A2" office:value-type="string">
            <text:p text:style-name="P11"><text:change-start text:change-id="ct-2107329584"/>0x04 00 00 00 00 00<text:change-end text:change-id="ct-2107329584"/></text:p>
          </table:table-cell>
          <table:table-cell table:style-name="Table2.B2" office:value-type="string">
            <text:p text:style-name="P12"><text:change-start text:change-id="ct461654160"/>Event Exchange (<text:change-end text:change-id="ct461654160"/><text:change-start text:change-id="ct-2107340992"/>Producer/Consumer) Protocol<text:change-end text:change-id="ct-2107340992"/></text:p>
          </table:table-cell>
        </table:table-row>
        <table:table-row>
          <table:table-cell table:style-name="Table2.A2" office:value-type="string">
            <text:p text:style-name="P11"><text:change-start text:change-id="ct401427040"/>0x02 00 00 00 00 00<text:change-end text:change-id="ct401427040"/></text:p>
          </table:table-cell>
          <table:table-cell table:style-name="Table2.B2" office:value-type="string">
            <text:p text:style-name="P12"><text:change-start text:change-id="ct348824400"/>Identification Protocol<text:change-end text:change-id="ct348824400"/></text:p>
          </table:table-cell>
        </table:table-row>
        <table:table-row>
          <table:table-cell table:style-name="Table2.A2" office:value-type="string">
            <text:p text:style-name="P11"><text:change-start text:change-id="ct400858720"/>0x01 00 00 00 00 00<text:change-end text:change-id="ct400858720"/></text:p>
          </table:table-cell>
          <table:table-cell table:style-name="Table2.B2" office:value-type="string">
            <text:p text:style-name="P12"><text:change-start text:change-id="ct447520112"/>Teaching/Learning Configuration Protocol<text:change-end text:change-id="ct447520112"/></text:p>
          </table:table-cell>
        </table:table-row>
        <table:table-row>
          <table:table-cell table:style-name="Table2.A2" office:value-type="string">
            <text:p text:style-name="P11"><text:change-start text:change-id="ct-2034145056"/>0x00 80 00 00 00 00<text:change-end text:change-id="ct-2034145056"/></text:p>
          </table:table-cell>
          <table:table-cell table:style-name="Table2.B2" office:value-type="string">
            <text:p text:style-name="P12"><text:change-start text:change-id="ct-2034163136"/>Remote Button Protocol<text:change-end text:change-id="ct-2034163136"/></text:p>
          </table:table-cell>
        </table:table-row>
        <table:table-row>
          <table:table-cell table:style-name="Table2.A2" office:value-type="string">
            <text:p text:style-name="P11"><text:change-start text:change-id="ct-2034153008"/>0x00 40 00 00 00 00<text:change-end text:change-id="ct-2034153008"/></text:p>
          </table:table-cell>
          <table:table-cell table:style-name="Table2.B2" office:value-type="string">
            <text:p text:style-name="P12"><text:change-start text:change-id="ct-2034142592"/>Abbreviated Default C<text:change-end text:change-id="ct-2034142592"/><text:change-start text:change-id="ct-2034144720"/>DI Protocol<text:change-end text:change-id="ct-2034144720"/></text:p>
          </table:table-cell>
        </table:table-row>
        <table:table-row>
          <table:table-cell table:style-name="Table2.A2" office:value-type="string">
            <text:p text:style-name="P11"><text:change-start text:change-id="ct322310624"/>0x00 20 00 00 00 00<text:change-end text:change-id="ct322310624"/></text:p>
          </table:table-cell>
          <table:table-cell table:style-name="Table2.B2" office:value-type="string">
            <text:p text:style-name="P12"><text:change-start text:change-id="ct449760800"/>Display Protocol<text:change-end text:change-id="ct449760800"/></text:p>
          </table:table-cell>
        </table:table-row>
        <table:table-row>
          <table:table-cell table:style-name="Table2.A2" office:value-type="string">
            <text:p text:style-name="P11"><text:change-start text:change-id="ct346098192"/>0x00 00 00 00 00 08</text:p>
            <text:p text:style-name="P11">0x00 00 00 00 00 04</text:p>
            <text:p text:style-name="P11">0x00 00 00 00 00 02</text:p>
            <text:p text:style-name="P11"><text:change-end text:change-id="ct346098192"/><text:change-start text:change-id="ct821078816"/>0x00 00 00 00 00 0<text:change-end text:change-id="ct821078816"/><text:change-start text:change-id="ct-2034922400"/>1<text:change-end text:change-id="ct-2034922400"/></text:p>
          </table:table-cell>
          <table:table-cell table:style-name="Table2.B2" office:value-type="string">
            <text:p text:style-name="P12"><text:change-start text:change-id="ct821055920"/>Reserved for expansion to a longer protocol bit vector<text:change-end text:change-id="ct821055920"/><text:change-start text:change-id="ct472850144"/>. Shall be sent as 0<text:change-end text:change-id="ct472850144"/><text:change-start text:change-id="ct1852750288"/>. Frames which contain 1 in any of these bits shall be ignored.<text:change-end text:change-id="ct1852750288"/></text:p>
          </table:table-cell>
        </table:table-row>
        <table:table-row>
          <table:table-cell table:style-name="Table2.A2" office:value-type="string">
            <text:p text:style-name="P12"><text:change-start text:change-id="ct821783840"/>All others<text:change-end text:change-id="ct821783840"/></text:p>
          </table:table-cell>
          <table:table-cell table:style-name="Table2.B2" office:value-type="string">
            <text:p text:style-name="P12"><text:change-start text:change-id="ct346054464"/>Reserved. Shall be sent as 0 and ignored upon receipt.<text:change-end text:change-id="ct346054464"/></text:p>
          </table:table-cell>
        </table:table-row>
      </table:table>
      <text:p text:style-name="Standard"><text:change-start text:change-id="ct346751472"/></text:p>
      <text:p text:style-name="Standard"/>
      <text:p text:style-name="Standard"><text:change-end text:change-id="ct346751472"/><text:change text:change-id="ct-20350227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Normative)<text:tab/>1</text:p>
          <text:p text:style-name="P16"><text:soft-page-break/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6"><text:s/>5 Interactions (Normative)<text:tab/>2</text:p>
          <text:p text:style-name="P16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093349424" text:id="ct209334942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2027994704" text:id="ct202799470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418876992" text:id="ct418876992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2093349424"/><text:change-start text:change-id="ct2027994704"/>OpenLCB <text:change-end text:change-id="ct2027994704"/><text:change-start text:change-id="ct418876992"/>Protocol Identification Protocol Standard<text:change-end text:change-id="ct418876992"/></text:p>
      </style:header>
      <style:footer>
        <text:tracked-changes>
          <text:changed-region xml:id="ct821863392" text:id="ct82186339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-2035144944" text:id="ct-2035144944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821863392"/><text:change-start text:change-id="ct-203514494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-20351449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28T00:45:41.99">5/28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868931312" text:id="ct186893131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868943440" text:id="ct186894344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2093596064" text:id="ct2093596064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-2107306976" text:id="ct-2107306976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447502928" text:id="ct447502928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349051264" text:id="ct34905126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2093360160" text:id="ct209336016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869462832" text:id="ct186946283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980354720" text:id="ct198035472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868931312"/><text:change-start text:change-id="ct1868943440"/>OpenLCB <text:change-end text:change-id="ct1868943440"/><text:change-start text:change-id="ct2093596064"/>Standard<text:change-end text:change-id="ct20935960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-2107306976"/><text:change-start text:change-id="ct447502928"/>Protocol Identification Protocol<text:change-end text:change-id="ct44750292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349051264"/><text:change-start text:change-id="ct2093360160"/><text:date style:data-style-name="N75" text:date-value="2012-05-28T00:45:41.99">May 28, 2012</text:date><text:change-end text:change-id="ct2093360160"/></text:p>
            </table:table-cell>
            <table:table-cell table:style-name="Table1.C1" office:value-type="string">
              <text:p text:style-name="MP7"><text:change text:change-id="ct1869462832"/><text:change-start text:change-id="ct1980354720"/>Preliminary<text:change-end text:change-id="ct1980354720"/></text:p>
            </table:table-cell>
          </table:table-row>
        </table:table>
        <text:p text:style-name="Header"/>
      </style:header>
      <style:footer>
        <text:tracked-changes>
          <text:changed-region xml:id="ct1868611632" text:id="ct186861163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2093456992" text:id="ct20934569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2093823040" text:id="ct2093823040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2093768016" text:id="ct209376801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2093653552" text:id="ct209365355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339367312" text:id="ct339367312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1868611632"/><text:change text:change-id="ct2093456992"/><text:change text:change-id="ct2093823040"/><text:change text:change-id="ct2093768016"/><text:change text:change-id="ct2093653552"/><text:change-start text:change-id="ct33936731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339367312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28T00:45:41.99">5/28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05</meta:editing-cycles>
    <meta:editing-duration>PT13H36M43S</meta:editing-duration>
    <meta:generator>OpenOffice.org/3.3$Unix OpenOffice.org_project/330m20$Build-9567</meta:generator>
    <dc:date>2012-05-28T00:45:42</dc:date>
    <dc:creator>Bob Jacobsen</dc:creator>
    <meta:keyword>OpenLCB Protocol Identification</meta:keyword>
    <meta:document-statistic meta:table-count="4" meta:image-count="1" meta:object-count="0" meta:page-count="4" meta:paragraph-count="115" meta:word-count="672" meta:character-count="4081"/>
    <meta:user-defined meta:name="Info 1"/>
    <meta:user-defined meta:name="Info 2"/>
    <meta:user-defined meta:name="Info 3"/>
    <meta:user-defined meta:name="Info 4"/>
  </office:meta>
</office:document-meta>
</file>